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3d8" officeooo:paragraph-rsid="001013d8"/>
    </style:style>
    <style:style style:name="P2" style:family="paragraph" style:parent-style-name="Standard">
      <style:text-properties officeooo:rsid="00145ac6" officeooo:paragraph-rsid="00145ac6"/>
    </style:style>
    <style:style style:name="T1" style:family="text">
      <style:text-properties officeooo:rsid="00145a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ngman <text:span text:style-name="T1">en ligne de commande </text:span></text:p>
      <text:p text:style-name="P1"/>
      <text:p text:style-name="P2">faire un rétroplanning</text:p>
      <text:p text:style-name="P2">diagram de structure du jeux</text:p>
      <text:p text:style-name="P1">code review <text:s text:c="2"/><text:span text:style-name="T1">pour les lignes intéressentes </text:span></text:p>
      <text:p text:style-name="P1">readme</text:p>
      <text:p text:style-name="P1">cahier des charge doit être respecter </text:p>
      <text:p text:style-name="P1">code propre </text:p>
      <text:p text:style-name="P2">github propre </text:p>
      <text:p text:style-name="P2">commentair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0:37:07.836421692</meta:creation-date>
    <dc:date>2024-09-26T10:41:14.757139094</dc:date>
    <meta:editing-duration>PT4M7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" meta:paragraph-count="9" meta:word-count="31" meta:character-count="205" meta:non-whitespace-character-count="175"/>
  </office:meta>
</office:document-meta>
</file>